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fo:font-weight="bold" officeooo:rsid="000ac56d" officeooo:paragraph-rsid="000ac56d" style:font-weight-asian="bold" style:font-weight-complex="bold"/>
    </style:style>
    <style:style style:name="P5" style:family="paragraph" style:parent-style-name="Standard">
      <style:text-properties fo:font-weight="bold" officeooo:rsid="001fd72d" officeooo:paragraph-rsid="001fd72d" style:font-weight-asian="bold" style:font-weight-complex="bold"/>
    </style:style>
    <style:style style:name="P6" style:family="paragraph" style:parent-style-name="Standard">
      <style:text-properties officeooo:rsid="001fd72d" officeooo:paragraph-rsid="001fd72d"/>
    </style:style>
    <style:style style:name="P7" style:family="paragraph" style:parent-style-name="Standard">
      <style:text-properties fo:font-weight="normal" officeooo:rsid="001a5e6a" officeooo:paragraph-rsid="0017205b" style:font-weight-asian="normal" style:font-weight-complex="normal"/>
    </style:style>
    <style:style style:name="P8" style:family="paragraph" style:parent-style-name="Standard">
      <style:text-properties officeooo:rsid="001a5e6a" officeooo:paragraph-rsid="0017205b"/>
    </style:style>
    <style:style style:name="P9" style:family="paragraph" style:parent-style-name="Standard">
      <style:text-properties fo:font-weight="normal" officeooo:rsid="001fd72d" officeooo:paragraph-rsid="001fd72d" style:font-weight-asian="normal" style:font-weight-complex="normal"/>
    </style:style>
    <style:style style:name="P10" style:family="paragraph" style:parent-style-name="Standard">
      <style:text-properties fo:font-weight="bold" officeooo:rsid="0021b37a" officeooo:paragraph-rsid="0021b37a" style:font-weight-asian="bold" style:font-weight-complex="bold"/>
    </style:style>
    <style:style style:name="P11" style:family="paragraph" style:parent-style-name="Standard">
      <style:text-properties officeooo:rsid="0021b37a" officeooo:paragraph-rsid="0021b37a"/>
    </style:style>
    <style:style style:name="P12" style:family="paragraph" style:parent-style-name="Standard">
      <style:text-properties fo:font-weight="bold" officeooo:rsid="00250fae" officeooo:paragraph-rsid="00250fae" style:font-weight-asian="bold" style:font-weight-complex="bold"/>
    </style:style>
    <style:style style:name="P13" style:family="paragraph" style:parent-style-name="Standard">
      <style:text-properties fo:font-weight="normal" officeooo:rsid="00250fae" officeooo:paragraph-rsid="00250fae" style:font-weight-asian="normal" style:font-weight-complex="normal"/>
    </style:style>
    <style:style style:name="P14" style:family="paragraph" style:parent-style-name="Standard">
      <style:text-properties fo:font-weight="normal" officeooo:rsid="0021b37a" officeooo:paragraph-rsid="001fd72d" style:font-weight-asian="normal" style:font-weight-complex="normal"/>
    </style:style>
    <style:style style:name="P15" style:family="paragraph" style:parent-style-name="Standard">
      <style:text-properties fo:font-weight="bold" officeooo:rsid="0021b37a" officeooo:paragraph-rsid="0029bf98" style:font-weight-asian="bold" style:font-weight-complex="bold"/>
    </style:style>
    <style:style style:name="P16" style:family="paragraph" style:parent-style-name="Standard">
      <style:text-properties fo:font-weight="normal" officeooo:rsid="0029bf98" officeooo:paragraph-rsid="0029bf98"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260bcc" style:font-weight-asian="bold" style:font-weight-complex="bold"/>
    </style:style>
    <style:style style:name="T5" style:family="text">
      <style:text-properties officeooo:rsid="001527a6"/>
    </style:style>
    <style:style style:name="T6" style:family="text">
      <style:text-properties fo:font-weight="normal" style:font-weight-asian="normal" style:font-weight-complex="normal"/>
    </style:style>
    <style:style style:name="T7" style:family="text">
      <style:text-properties officeooo:rsid="00250fae"/>
    </style:style>
    <style:style style:name="T8" style:family="text">
      <style:text-properties fo:font-weight="normal" officeooo:rsid="0021b37a" style:font-weight-asian="normal" style:font-weight-complex="normal"/>
    </style:style>
    <style:style style:name="T9" style:family="text">
      <style:text-properties officeooo:rsid="0021b37a"/>
    </style:style>
    <style:style style:name="T10" style:family="text">
      <style:text-properties officeooo:rsid="0029bf98"/>
    </style:style>
    <style:style style:name="fr1"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 <text:s text:c="5"/></text:span><text:span text:style-name="T2">PHY20</text:span><text:span text:style-name="T3">4</text:span><text:span text:style-name="T2">8C, </text:span><text:span text:style-name="T1">Quiz </text:span><text:span text:style-name="T4">8</text:span></text:p>
      <text:p text:style-name="P3"><text:span text:style-name="T1"/></text:p>
      <text:p text:style-name="P1">A- Read all the quiz once, or twice, before beginning to write. Make sure to comprehend all questions and start with those you fe<text:span text:style-name="T5">el</text:span> most confident <text:span text:style-name="T5">in</text:span>.</text:p>
      <text:p text:style-name="P1">B – Be clear and concise. There are no extra points for being verbose or writing extra.</text:p>
      <text:p text:style-name="P1">C –Only use the white pages that I will provide. You have 50 minutes to answer the quiz.</text:p>
      <text:p text:style-name="P4">---------------------------------------------------------------------------------------------------------------------------</text:p>
      <text:p text:style-name="P3"><text:span text:style-name="T1"/></text:p>
      <text:p text:style-name="P5">Problem 1</text:p>
      <text:p text:style-name="P6"><text:span text:style-name="T6"/></text:p>
      <text:p text:style-name="P7">A 1.50 m string of weight 0.0125 N is tied to the ceiling at its upper end, and the lower end supports a weight W. Ignore the very small variation in tension along the length of the string that is produced by the weight of the string. When you pluck the string slightly, the waves traveling up the string obey the equation</text:p>
      <text:p text:style-name="P8"><text:span text:style-name="T6"/></text:p>
      <text:p text:style-name="P7"><draw:frame draw:style-name="fr1" draw:name="Object1" text:anchor-type="as-char" svg:y="-0.1528in" svg:width="1.8217in" svg:height="0.2016in" draw:z-index="0"><draw:object xlink:href="./Object 1" xlink:type="simple" xlink:show="embed" xlink:actuate="onLoad"/><draw:image xlink:href="./ObjectReplacements/Object 1" xlink:type="simple" xlink:show="embed" xlink:actuate="onLoad"/></draw:frame></text:p>
      <text:p text:style-name="P8"><text:span text:style-name="T6"/></text:p>
      <text:p text:style-name="P9">where A = 8.0 mm, a = 162 rad/m and b = 4830 rad/s.</text:p>
      <text:p text:style-name="P6"><text:span text:style-name="T6"/></text:p>
      <text:p text:style-name="P9">Assume that the tension of the string is constant and equal to W. (a) How much time does it take a pulse to travel the full length of the string? (b) What is the weight W? (c) How many wavelengths are on the string at any instant of time? (d) What is the equation for waves traveling down the string?</text:p>
      <text:p text:style-name="P6"><text:span text:style-name="T6"/></text:p>
      <text:p text:style-name="P10">Problem 2<text:span text:style-name="T7">a</text:span></text:p>
      <text:p text:style-name="P11"><text:span text:style-name="T6"/></text:p>
      <text:p text:style-name="P6"><text:span text:style-name="T8">W</text:span><text:span text:style-name="T6">hat distinguishes a wave from an oscillation? </text:span><text:span text:style-name="T8">Be concise.</text:span></text:p>
      <text:p text:style-name="P6"><text:span text:style-name="T8"/></text:p>
      <text:p text:style-name="P12"><text:span text:style-name="T9">P</text:span>roblem 2b</text:p>
      <text:p text:style-name="P12"/>
      <text:p text:style-name="P13">What’s “ram pressure”? What term on the Navier-Stokes equation represents it?</text:p>
      <text:p text:style-name="P14"/>
      <text:p text:style-name="P15">Problem <text:span text:style-name="T10">3</text:span></text:p>
      <text:p text:style-name="P15"/>
      <text:p text:style-name="P16">A constant stream of water hits a plank of wood of area 2m^2, head on, and is deflected to the sides. The flow is laminar. The plank of wood is connected to a spring of spring constant k=1000 N/m and the spring is compressed 1 m. What is the bulk speed of the water as it presses the pla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2-11T11:21:46.087040663</meta:creation-date>
    <dc:date>2025-10-05T18:00:13.935873689</dc:date>
    <meta:editing-duration>PT10H10M56S</meta:editing-duration>
    <meta:editing-cycles>17</meta:editing-cycles>
    <meta:generator>LibreOffice/25.2.6.2$Linux_X86_64 LibreOffice_project/520$Build-2</meta:generator>
    <meta:document-statistic meta:table-count="0" meta:image-count="0" meta:object-count="1" meta:page-count="1" meta:paragraph-count="17" meta:word-count="290" meta:character-count="1640" meta:non-whitespace-character-count="1354"/>
  </office:meta>
</office:document-meta>
</file>

<file path=Object 1/content.xml><?xml version="1.0" encoding="utf-8"?>
<math xmlns="http://www.w3.org/1998/Math/MathML" display="block">
  <semantics>
    <mrow>
      <mi>y</mi>
      <mrow>
        <mrow>
          <mo fence="true" form="prefix" stretchy="false">(</mo>
          <mrow>
            <mrow>
              <mi>x</mi>
              <mi>,</mi>
              <mi>t</mi>
            </mrow>
          </mrow>
          <mo fence="true" form="postfix" stretchy="false">)</mo>
        </mrow>
        <mo stretchy="false">=</mo>
        <mi>A</mi>
      </mrow>
      <mi>cos</mi>
      <mrow>
        <mo fence="true" form="prefix" stretchy="false">(</mo>
        <mrow>
          <mrow>
            <mrow>
              <mi>a</mi>
              <mo stretchy="false">∗</mo>
              <mi>x</mi>
            </mrow>
            <mo stretchy="false">−</mo>
            <mrow>
              <mi>b</mi>
              <mo stretchy="false">∗</mo>
              <mi>t</mi>
            </mrow>
          </mrow>
        </mrow>
        <mo fence="true" form="postfix" stretchy="false">)</mo>
      </mrow>
    </mrow>
    <annotation encoding="StarMath 5.0">y(x,t) = A cos(a*x - b*t)</annotation>
  </semantics>
</math>
</file>